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roits_5f_des_5f_utilisateurs" style:display-name="Droits_des_utilisateurs" style:family="table">
      <style:table-properties style:width="22.497cm" fo:margin-left="-0.757cm" fo:margin-right="3.958cm" fo:margin-top="0.101cm" fo:margin-bottom="0.101cm" table:align="margins" style:may-break-between-rows="false"/>
    </style:style>
    <style:style style:name="Droits_5f_des_5f_utilisateurs.A" style:display-name="Droits_des_utilisateurs.A" style:family="table-column">
      <style:table-column-properties style:column-width="2.776cm" style:rel-column-width="1574*"/>
    </style:style>
    <style:style style:name="Droits_5f_des_5f_utilisateurs.B" style:display-name="Droits_des_utilisateurs.B" style:family="table-column">
      <style:table-column-properties style:column-width="2.381cm" style:rel-column-width="1350*"/>
    </style:style>
    <style:style style:name="Droits_5f_des_5f_utilisateurs.D" style:display-name="Droits_des_utilisateurs.D" style:family="table-column">
      <style:table-column-properties style:column-width="3.969cm" style:rel-column-width="2250*"/>
    </style:style>
    <style:style style:name="Droits_5f_des_5f_utilisateurs.E" style:display-name="Droits_des_utilisateurs.E" style:family="table-column">
      <style:table-column-properties style:column-width="3.309cm" style:rel-column-width="1876*"/>
    </style:style>
    <style:style style:name="Droits_5f_des_5f_utilisateurs.F" style:display-name="Droits_des_utilisateurs.F" style:family="table-column">
      <style:table-column-properties style:column-width="4.15cm" style:rel-column-width="2353*"/>
    </style:style>
    <style:style style:name="Droits_5f_des_5f_utilisateurs.G" style:display-name="Droits_des_utilisateurs.G" style:family="table-column">
      <style:table-column-properties style:column-width="3.53cm" style:rel-column-width="2001*"/>
    </style:style>
    <style:style style:name="Droits_5f_des_5f_utilisateurs.A1" style:display-name="Droits_des_utilisateurs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Droits_5f_des_5f_utilisateurs.B1" style:display-name="Droits_des_utilisateurs.B1" style:family="table-cell">
      <style:table-cell-properties fo:padding="0.097cm" fo:border-left="0.002cm solid #000000" fo:border-right="none" fo:border-top="0.002cm solid #000000" fo:border-bottom="0.002cm solid #000000"/>
    </style:style>
    <style:style style:name="Droits_5f_des_5f_utilisateurs.E1" style:display-name="Droits_des_utilisateurs.E1" style:family="table-cell">
      <style:table-cell-properties fo:padding="0.097cm" fo:border="0.002cm solid #000000"/>
    </style:style>
    <style:style style:name="Droits_5f_des_5f_utilisateurs.2" style:display-name="Droits_des_utilisateurs.2" style:family="table-row">
      <style:table-row-properties style:min-row-height="1.337cm"/>
    </style:style>
    <style:style style:name="Droits_5f_des_5f_utilisateurs.B2" style:display-name="Droits_des_utilisateurs.B2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Droits_5f_des_5f_utilisateurs.G2" style:display-name="Droits_des_utilisateurs.G2" style:family="table-cell">
      <style:table-cell-properties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Droits_5f_des_5f_utilisateurs.3" style:display-name="Droits_des_utilisateurs.3" style:family="table-row">
      <style:table-row-properties style:min-row-height="1.746cm"/>
    </style:style>
    <style:style style:name="Droits_5f_des_5f_utilisateurs.A3" style:display-name="Droits_des_utilisateurs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Droits_5f_des_5f_utilisateurs.G3" style:display-name="Droits_des_utilisateurs.G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language="fr" fo:country="FR"/>
    </style:style>
    <style:style style:name="P2" style:family="paragraph" style:parent-style-name="Table_20_Contents">
      <style:text-properties fo:language="fr" fo:country="FR"/>
    </style:style>
    <style:style style:name="P3" style:family="paragraph" style:parent-style-name="Table_20_Contents">
      <style:paragraph-properties fo:text-align="start" style:justify-single-word="false"/>
      <style:text-properties fo:language="fr" fo:country="FR"/>
    </style:style>
    <style:style style:name="P4" style:family="paragraph" style:parent-style-name="Table_20_Contents">
      <style:paragraph-properties fo:text-align="justify" style:justify-single-word="false"/>
      <style:text-properties fo:language="fr" fo:country="FR"/>
    </style:style>
    <style:style style:name="P5" style:family="paragraph" style:parent-style-name="Table_20_Contents">
      <style:paragraph-properties fo:text-align="center" style:justify-single-word="false"/>
      <style:text-properties fo:font-size="30pt" fo:language="fr" fo:country="FR" style:font-size-asian="30pt" style:font-size-complex="30pt"/>
    </style:style>
    <style:style style:name="P6" style:family="paragraph" style:parent-style-name="Table_20_Contents">
      <style:paragraph-properties fo:text-align="center" style:justify-single-word="false"/>
      <style:text-properties fo:font-size="12pt" fo:language="fr" fo:country="F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Droits_des_utilisateurs" table:style-name="Droits_5f_des_5f_utilisateurs">
        <table:table-column table:style-name="Droits_5f_des_5f_utilisateurs.A"/>
        <table:table-column table:style-name="Droits_5f_des_5f_utilisateurs.B" table:number-columns-repeated="2"/>
        <table:table-column table:style-name="Droits_5f_des_5f_utilisateurs.D"/>
        <table:table-column table:style-name="Droits_5f_des_5f_utilisateurs.E"/>
        <table:table-column table:style-name="Droits_5f_des_5f_utilisateurs.F"/>
        <table:table-column table:style-name="Droits_5f_des_5f_utilisateurs.G"/>
        <table:table-header-rows>
          <table:table-row>
            <table:table-cell table:style-name="Droits_5f_des_5f_utilisateurs.A1" table:number-rows-spanned="2" office:value-type="string">
              <text:p text:style-name="P1">Utilisateurs</text:p>
            </table:table-cell>
            <table:table-cell table:style-name="Droits_5f_des_5f_utilisateurs.B1" table:number-columns-spanned="3" office:value-type="string">
              <text:p text:style-name="P1">Fiches contact</text:p>
            </table:table-cell>
            <table:covered-table-cell/>
            <table:covered-table-cell/>
            <table:table-cell table:style-name="Droits_5f_des_5f_utilisateurs.E1" table:number-columns-spanned="3" office:value-type="string">
              <text:p text:style-name="P1">Bot'Insa</text:p>
            </table:table-cell>
            <table:covered-table-cell/>
            <table:covered-table-cell/>
          </table:table-row>
          <table:table-row table:style-name="Droits_5f_des_5f_utilisateurs.2">
            <table:covered-table-cell/>
            <table:table-cell table:style-name="Droits_5f_des_5f_utilisateurs.B2" office:value-type="string">
              <text:p text:style-name="Table_20_Contents">Consultation des informations</text:p>
            </table:table-cell>
            <table:table-cell table:style-name="Droits_5f_des_5f_utilisateurs.B2" office:value-type="string">
              <text:p text:style-name="Table_20_Contents">Mise à jour des information</text:p>
            </table:table-cell>
            <table:table-cell table:style-name="Droits_5f_des_5f_utilisateurs.B2" office:value-type="string">
              <text:p text:style-name="Table_20_Contents">Notification par e-mail</text:p>
            </table:table-cell>
            <table:table-cell table:style-name="Droits_5f_des_5f_utilisateurs.B2" office:value-type="string">
              <text:p text:style-name="Table_20_Contents">Consultation des informations</text:p>
            </table:table-cell>
            <table:table-cell table:style-name="Droits_5f_des_5f_utilisateurs.B2" office:value-type="string">
              <text:p text:style-name="Table_20_Contents">Mise à jour des <text:s/>informations</text:p>
            </table:table-cell>
            <table:table-cell table:style-name="Droits_5f_des_5f_utilisateurs.G2" office:value-type="string">
              <text:p text:style-name="Table_20_Contents">Export en format XML</text:p>
            </table:table-cell>
          </table:table-row>
        </table:table-header-rows>
        <table:table-row table:style-name="Droits_5f_des_5f_utilisateurs.3">
          <table:table-cell table:style-name="Droits_5f_des_5f_utilisateurs.A3" office:value-type="string">
            <text:p text:style-name="P3">Utilisateur non authentifié</text:p>
          </table:table-cell>
          <table:table-cell table:style-name="Droits_5f_des_5f_utilisateurs.A3" office:value-type="string">
            <text:p text:style-name="P5"/>
          </table:table-cell>
          <table:table-cell table:style-name="Droits_5f_des_5f_utilisateurs.A3" office:value-type="string">
            <text:p text:style-name="P5"/>
          </table:table-cell>
          <table:table-cell table:style-name="Droits_5f_des_5f_utilisateurs.A3" office:value-type="string">
            <text:p text:style-name="P5"/>
          </table:table-cell>
          <table:table-cell table:style-name="Droits_5f_des_5f_utilisateurs.A3" office:value-type="string">
            <text:p text:style-name="P5">X</text:p>
          </table:table-cell>
          <table:table-cell table:style-name="Droits_5f_des_5f_utilisateurs.A3" office:value-type="string">
            <text:p text:style-name="P5"/>
          </table:table-cell>
          <table:table-cell table:style-name="Droits_5f_des_5f_utilisateurs.G3" office:value-type="string">
            <text:p text:style-name="P5"/>
          </table:table-cell>
        </table:table-row>
        <table:table-row table:style-name="Droits_5f_des_5f_utilisateurs.3">
          <table:table-cell table:style-name="Droits_5f_des_5f_utilisateurs.A3" office:value-type="string">
            <text:p text:style-name="P2">Membres d'associations</text:p>
          </table:table-cell>
          <table:table-cell table:style-name="Droits_5f_des_5f_utilisateurs.A3" office:value-type="string">
            <text:p text:style-name="P6">Pour son association</text:p>
          </table:table-cell>
          <table:table-cell table:style-name="Droits_5f_des_5f_utilisateurs.A3" office:value-type="string">
            <text:p text:style-name="P5"/>
          </table:table-cell>
          <table:table-cell table:style-name="Droits_5f_des_5f_utilisateurs.A3" office:value-type="string">
            <text:p text:style-name="P6"/>
          </table:table-cell>
          <table:table-cell table:style-name="Droits_5f_des_5f_utilisateurs.A3" office:value-type="string">
            <text:p text:style-name="P5">X</text:p>
          </table:table-cell>
          <table:table-cell table:style-name="Droits_5f_des_5f_utilisateurs.A3" office:value-type="string">
            <text:p text:style-name="P5"/>
          </table:table-cell>
          <table:table-cell table:style-name="Droits_5f_des_5f_utilisateurs.G3" office:value-type="string">
            <text:p text:style-name="P5"/>
          </table:table-cell>
        </table:table-row>
        <table:table-row table:style-name="Droits_5f_des_5f_utilisateurs.3">
          <table:table-cell table:style-name="Droits_5f_des_5f_utilisateurs.A3" office:value-type="string">
            <text:p text:style-name="P4">Membre du bureau d'une association</text:p>
          </table:table-cell>
          <table:table-cell table:style-name="Droits_5f_des_5f_utilisateurs.A3" office:value-type="string">
            <text:p text:style-name="P6">Pour son association</text:p>
          </table:table-cell>
          <table:table-cell table:style-name="Droits_5f_des_5f_utilisateurs.A3" office:value-type="string">
            <text:p text:style-name="P6">Pour son association</text:p>
          </table:table-cell>
          <table:table-cell table:style-name="Droits_5f_des_5f_utilisateurs.A3" office:value-type="string">
            <text:p text:style-name="P6"/>
          </table:table-cell>
          <table:table-cell table:style-name="Droits_5f_des_5f_utilisateurs.A3" office:value-type="string">
            <text:p text:style-name="P5">X</text:p>
          </table:table-cell>
          <table:table-cell table:style-name="Droits_5f_des_5f_utilisateurs.A3" office:value-type="string">
            <text:p text:style-name="P6">Pour son association</text:p>
          </table:table-cell>
          <table:table-cell table:style-name="Droits_5f_des_5f_utilisateurs.G3" office:value-type="string">
            <text:p text:style-name="P5"/>
          </table:table-cell>
        </table:table-row>
        <table:table-row table:style-name="Droits_5f_des_5f_utilisateurs.3">
          <table:table-cell table:style-name="Droits_5f_des_5f_utilisateurs.A3" office:value-type="string">
            <text:p text:style-name="P4">Membre de l'équipe VA</text:p>
          </table:table-cell>
          <table:table-cell table:style-name="Droits_5f_des_5f_utilisateurs.A3" office:value-type="string">
            <text:p text:style-name="P6">Pour toutes les associations</text:p>
          </table:table-cell>
          <table:table-cell table:style-name="Droits_5f_des_5f_utilisateurs.A3" office:value-type="string">
            <text:p text:style-name="P6">Pour toutes les associations</text:p>
          </table:table-cell>
          <table:table-cell table:style-name="Droits_5f_des_5f_utilisateurs.A3" office:value-type="string">
            <text:p text:style-name="P6"/>
          </table:table-cell>
          <table:table-cell table:style-name="Droits_5f_des_5f_utilisateurs.A3" office:value-type="string">
            <text:p text:style-name="P5">X</text:p>
          </table:table-cell>
          <table:table-cell table:style-name="Droits_5f_des_5f_utilisateurs.A3" office:value-type="string">
            <text:p text:style-name="P6">Pour toutes les associations</text:p>
          </table:table-cell>
          <table:table-cell table:style-name="Droits_5f_des_5f_utilisateurs.G3" office:value-type="string">
            <text:p text:style-name="P5">X</text:p>
          </table:table-cell>
        </table:table-row>
        <table:table-row table:style-name="Droits_5f_des_5f_utilisateurs.3">
          <table:table-cell table:style-name="Droits_5f_des_5f_utilisateurs.A3" office:value-type="string">
            <text:p text:style-name="P4">Responsable VA</text:p>
          </table:table-cell>
          <table:table-cell table:style-name="Droits_5f_des_5f_utilisateurs.A3" office:value-type="string">
            <text:p text:style-name="P6">Pour toutes les associations</text:p>
          </table:table-cell>
          <table:table-cell table:style-name="Droits_5f_des_5f_utilisateurs.A3" office:value-type="string">
            <text:p text:style-name="P6">Pour toutes les associations</text:p>
          </table:table-cell>
          <table:table-cell table:style-name="Droits_5f_des_5f_utilisateurs.A3" office:value-type="string">
            <text:p text:style-name="P5">X</text:p>
          </table:table-cell>
          <table:table-cell table:style-name="Droits_5f_des_5f_utilisateurs.A3" office:value-type="string">
            <text:p text:style-name="P5">X</text:p>
          </table:table-cell>
          <table:table-cell table:style-name="Droits_5f_des_5f_utilisateurs.A3" office:value-type="string">
            <text:p text:style-name="P6">Pour toutes les associations</text:p>
          </table:table-cell>
          <table:table-cell table:style-name="Droits_5f_des_5f_utilisateurs.G3" office:value-type="string">
            <text:p text:style-name="P5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mi Berthoulat</meta:initial-creator>
    <meta:creation-date>2009-02-04T15:48:13.43</meta:creation-date>
    <meta:document-statistic meta:table-count="1" meta:image-count="0" meta:object-count="0" meta:page-count="1" meta:paragraph-count="32" meta:word-count="87" meta:character-count="565"/>
    <dc:date>2009-02-04T15:50:27.95</dc:date>
    <dc:creator>Rémi Berthoulat</dc:creator>
    <meta:editing-duration>PT00H02M14S</meta:editing-duration>
    <meta:editing-cycles>1</meta:editing-cycles>
    <meta:generator>OpenOffice.org/3.0$Win32 OpenOffice.org_project/300m9$Build-9358</meta:generator>
  </office:meta>
</office:document-meta>
</file>